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Title" table:style-name="ta1">
        <table:table-column table:style-name="co1" table:default-cell-style-name="Default"/>
        <table:table-row table:style-name="ro1">
          <table:table-cell office:value-type="string" calcext:value-type="string">
            <text:p>This file contains blah blah bla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magine lots of descriptive text here</text:p>
          </table:table-cell>
        </table:table-row>
      </table:table>
      <table:table table:name="Dat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ce2"/>
        <table:table-row table:style-name="ro1">
          <table:table-cell office:value-type="string" calcext:value-type="string" table:number-columns-spanned="6" table:number-rows-spanned="1">
            <text:p>THIS FILE CONTAINS PROVISIONAL DATA, SUBJECT TO CHANGE</text:p>
          </table:table-cell>
          <table:covered-table-cell table:number-columns-repeated="3"/>
          <table:covered-table-cell table:number-columns-repeated="2" table:style-name="Default"/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Center ID</text:p>
          </table:table-cell>
          <table:table-cell office:value-type="string" calcext:value-type="string">
            <text:p>Licence number</text:p>
          </table:table-cell>
          <table:table-cell office:value-type="string" calcext:value-type="string">
            <text:p>Commodity</text:p>
          </table:table-cell>
          <table:table-cell table:style-name="Default" office:value-type="string" calcext:value-type="string">
            <text:p>Quantity (tonnes)</text:p>
          </table:table-cell>
          <table:table-cell table:style-name="Default" office:value-type="string" calcext:value-type="string">
            <text:p>Total Value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229" calcext:value-type="float">
            <text:p>229</text:p>
          </table:table-cell>
          <table:table-cell office:value-type="float" office:value="3037009" calcext:value-type="float">
            <text:p>3037009</text:p>
          </table:table-cell>
          <table:table-cell office:value-type="string" calcext:value-type="string">
            <text:p>Mixed Aggregates</text:p>
          </table:table-cell>
          <table:table-cell table:formula="of:=RANDBETWEEN(5;10000)" office:value-type="float" office:value="87" calcext:value-type="float">
            <text:p>87</text:p>
          </table:table-cell>
          <table:table-cell table:formula="of:=[.E4]*RANDBETWEEN(1;10)" office:value-type="currency" office:currency="GBP" office:value="261" calcext:value-type="currency">
            <text:p>£261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229" calcext:value-type="float">
            <text:p>229</text:p>
          </table:table-cell>
          <table:table-cell office:value-type="float" office:value="3037009" calcext:value-type="float">
            <text:p>3037009</text:p>
          </table:table-cell>
          <table:table-cell office:value-type="string" calcext:value-type="string">
            <text:p>Tungsten Alloys</text:p>
          </table:table-cell>
          <table:table-cell table:formula="of:=RANDBETWEEN(50;10000)" office:value-type="float" office:value="5707" calcext:value-type="float">
            <text:p>5,707</text:p>
          </table:table-cell>
          <table:table-cell table:formula="of:=[.E5]*RANDBETWEEN(1;10)" office:value-type="currency" office:currency="GBP" office:value="39949" calcext:value-type="currency">
            <text:p>£39,949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229" calcext:value-type="float">
            <text:p>229</text:p>
          </table:table-cell>
          <table:table-cell office:value-type="float" office:value="3037021" calcext:value-type="float">
            <text:p>3037021</text:p>
          </table:table-cell>
          <table:table-cell office:value-type="string" calcext:value-type="string">
            <text:p>Misc Produce</text:p>
          </table:table-cell>
          <table:table-cell table:formula="of:=RANDBETWEEN(50;10000)" office:value-type="float" office:value="5585" calcext:value-type="float">
            <text:p>5,585</text:p>
          </table:table-cell>
          <table:table-cell table:formula="of:=[.E6]*RANDBETWEEN(1;10)" office:value-type="currency" office:currency="GBP" office:value="5585" calcext:value-type="currency">
            <text:p>£5,585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30" calcext:value-type="float">
            <text:p>430</text:p>
          </table:table-cell>
          <table:table-cell office:value-type="float" office:value="3037024" calcext:value-type="float">
            <text:p>3037024</text:p>
          </table:table-cell>
          <table:table-cell office:value-type="string" calcext:value-type="string">
            <text:p>Mixed Aggregates</text:p>
          </table:table-cell>
          <table:table-cell table:formula="of:=RANDBETWEEN(50;10000)" office:value-type="float" office:value="1944" calcext:value-type="float">
            <text:p>1,944</text:p>
          </table:table-cell>
          <table:table-cell table:formula="of:=[.E7]*RANDBETWEEN(1;10)" office:value-type="currency" office:currency="GBP" office:value="13608" calcext:value-type="currency">
            <text:p>£13,608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30" calcext:value-type="float">
            <text:p>430</text:p>
          </table:table-cell>
          <table:table-cell office:value-type="float" office:value="3037024" calcext:value-type="float">
            <text:p>3037024</text:p>
          </table:table-cell>
          <table:table-cell office:value-type="string" calcext:value-type="string">
            <text:p>Tungsten Alloys</text:p>
          </table:table-cell>
          <table:table-cell table:formula="of:=RANDBETWEEN(50;10000)" office:value-type="float" office:value="6408" calcext:value-type="float">
            <text:p>6,408</text:p>
          </table:table-cell>
          <table:table-cell table:formula="of:=[.E8]*RANDBETWEEN(1;10)" office:value-type="currency" office:currency="GBP" office:value="57672" calcext:value-type="currency">
            <text:p>£57,672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30" calcext:value-type="float">
            <text:p>430</text:p>
          </table:table-cell>
          <table:table-cell office:value-type="float" office:value="3037024" calcext:value-type="float">
            <text:p>3037024</text:p>
          </table:table-cell>
          <table:table-cell office:value-type="string" calcext:value-type="string">
            <text:p>Tube Alloys</text:p>
          </table:table-cell>
          <table:table-cell table:formula="of:=RANDBETWEEN(50;10000)" office:value-type="float" office:value="4867" calcext:value-type="float">
            <text:p>4,867</text:p>
          </table:table-cell>
          <table:table-cell table:formula="of:=[.E9]*RANDBETWEEN(1;10)" office:value-type="currency" office:currency="GBP" office:value="19468" calcext:value-type="currency">
            <text:p>£19,468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30" calcext:value-type="float">
            <text:p>430</text:p>
          </table:table-cell>
          <table:table-cell office:value-type="float" office:value="3037024" calcext:value-type="float">
            <text:p>3037024</text:p>
          </table:table-cell>
          <table:table-cell office:value-type="string" calcext:value-type="string">
            <text:p>Flange braces</text:p>
          </table:table-cell>
          <table:table-cell table:formula="of:=RANDBETWEEN(50;10000)" office:value-type="float" office:value="1193" calcext:value-type="float">
            <text:p>1,193</text:p>
          </table:table-cell>
          <table:table-cell table:formula="of:=[.E10]*RANDBETWEEN(1;10)" office:value-type="currency" office:currency="GBP" office:value="2386" calcext:value-type="currency">
            <text:p>£2,386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30" calcext:value-type="float">
            <text:p>430</text:p>
          </table:table-cell>
          <table:table-cell office:value-type="float" office:value="3037024" calcext:value-type="float">
            <text:p>3037024</text:p>
          </table:table-cell>
          <table:table-cell office:value-type="string" calcext:value-type="string">
            <text:p>Stem bolts (self sealing)</text:p>
          </table:table-cell>
          <table:table-cell table:formula="of:=RANDBETWEEN(50;10000)" office:value-type="float" office:value="2362" calcext:value-type="float">
            <text:p>2,362</text:p>
          </table:table-cell>
          <table:table-cell table:formula="of:=[.E11]*RANDBETWEEN(1;10)" office:value-type="currency" office:currency="GBP" office:value="11810" calcext:value-type="currency">
            <text:p>£11,810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25" calcext:value-type="float">
            <text:p>3037025</text:p>
          </table:table-cell>
          <table:table-cell office:value-type="string" calcext:value-type="string">
            <text:p>Mixed Aggregates</text:p>
          </table:table-cell>
          <table:table-cell table:formula="of:=RANDBETWEEN(50;10000)" office:value-type="float" office:value="8226" calcext:value-type="float">
            <text:p>8,226</text:p>
          </table:table-cell>
          <table:table-cell table:formula="of:=[.E12]*RANDBETWEEN(1;10)" office:value-type="currency" office:currency="GBP" office:value="41130" calcext:value-type="currency">
            <text:p>£41,130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25" calcext:value-type="float">
            <text:p>3037025</text:p>
          </table:table-cell>
          <table:table-cell office:value-type="string" calcext:value-type="string">
            <text:p>High-Density Aggregates</text:p>
          </table:table-cell>
          <table:table-cell table:formula="of:=RANDBETWEEN(50;10000)" office:value-type="float" office:value="2338" calcext:value-type="float">
            <text:p>2,338</text:p>
          </table:table-cell>
          <table:table-cell table:formula="of:=[.E13]*RANDBETWEEN(1;10)" office:value-type="currency" office:currency="GBP" office:value="2338" calcext:value-type="currency">
            <text:p>£2,338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25" calcext:value-type="float">
            <text:p>3037025</text:p>
          </table:table-cell>
          <table:table-cell office:value-type="string" calcext:value-type="string">
            <text:p>Plump Helmet Spawn</text:p>
          </table:table-cell>
          <table:table-cell table:formula="of:=RANDBETWEEN(50;10000)" office:value-type="float" office:value="4943" calcext:value-type="float">
            <text:p>4,943</text:p>
          </table:table-cell>
          <table:table-cell table:formula="of:=[.E14]*RANDBETWEEN(1;10)" office:value-type="currency" office:currency="GBP" office:value="39544" calcext:value-type="currency">
            <text:p>£39,544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25" calcext:value-type="float">
            <text:p>3037025</text:p>
          </table:table-cell>
          <table:table-cell office:value-type="string" calcext:value-type="string">
            <text:p>Tungsten Alloys</text:p>
          </table:table-cell>
          <table:table-cell table:formula="of:=RANDBETWEEN(50;10000)" office:value-type="float" office:value="7791" calcext:value-type="float">
            <text:p>7,791</text:p>
          </table:table-cell>
          <table:table-cell table:formula="of:=[.E15]*RANDBETWEEN(1;10)" office:value-type="currency" office:currency="GBP" office:value="54537" calcext:value-type="currency">
            <text:p>£54,537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16" calcext:value-type="float">
            <text:p>3037016</text:p>
          </table:table-cell>
          <table:table-cell office:value-type="string" calcext:value-type="string">
            <text:p>Macguffins</text:p>
          </table:table-cell>
          <table:table-cell table:formula="of:=RANDBETWEEN(50;10000)" office:value-type="float" office:value="6609" calcext:value-type="float">
            <text:p>6,609</text:p>
          </table:table-cell>
          <table:table-cell table:formula="of:=[.E16]*RANDBETWEEN(1;10)" office:value-type="currency" office:currency="GBP" office:value="13218" calcext:value-type="currency">
            <text:p>£13,218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16" calcext:value-type="float">
            <text:p>3037016</text:p>
          </table:table-cell>
          <table:table-cell office:value-type="string" calcext:value-type="string">
            <text:p>Unobtanium</text:p>
          </table:table-cell>
          <table:table-cell table:formula="of:=RANDBETWEEN(50;10000)" office:value-type="float" office:value="1514" calcext:value-type="float">
            <text:p>1,514</text:p>
          </table:table-cell>
          <table:table-cell table:formula="of:=[.E17]*RANDBETWEEN(1;10)" office:value-type="currency" office:currency="GBP" office:value="7570" calcext:value-type="currency">
            <text:p>£7,570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16" calcext:value-type="float">
            <text:p>3037016</text:p>
          </table:table-cell>
          <table:table-cell office:value-type="string" calcext:value-type="string">
            <text:p>Stem bolts (self sealing)</text:p>
          </table:table-cell>
          <table:table-cell table:formula="of:=RANDBETWEEN(50;10000)" office:value-type="float" office:value="9858" calcext:value-type="float">
            <text:p>9,858</text:p>
          </table:table-cell>
          <table:table-cell table:formula="of:=[.E18]*RANDBETWEEN(1;10)" office:value-type="currency" office:currency="GBP" office:value="39432" calcext:value-type="currency">
            <text:p>£39,432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16" calcext:value-type="float">
            <text:p>3037016</text:p>
          </table:table-cell>
          <table:table-cell office:value-type="string" calcext:value-type="string">
            <text:p>High-Yield Membranes</text:p>
          </table:table-cell>
          <table:table-cell table:formula="of:=RANDBETWEEN(50;10000)" office:value-type="float" office:value="3929" calcext:value-type="float">
            <text:p>3,929</text:p>
          </table:table-cell>
          <table:table-cell table:formula="of:=[.E19]*RANDBETWEEN(1;10)" office:value-type="currency" office:currency="GBP" office:value="3929" calcext:value-type="currency">
            <text:p>£3,929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16" calcext:value-type="float">
            <text:p>3037016</text:p>
          </table:table-cell>
          <table:table-cell office:value-type="string" calcext:value-type="string">
            <text:p>Misc Produce</text:p>
          </table:table-cell>
          <table:table-cell table:formula="of:=RANDBETWEEN(50;10000)" office:value-type="float" office:value="375" calcext:value-type="float">
            <text:p>375</text:p>
          </table:table-cell>
          <table:table-cell table:formula="of:=[.E20]*RANDBETWEEN(1;10)" office:value-type="currency" office:currency="GBP" office:value="1875" calcext:value-type="currency">
            <text:p>£1,875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16" calcext:value-type="float">
            <text:p>3037016</text:p>
          </table:table-cell>
          <table:table-cell office:value-type="string" calcext:value-type="string">
            <text:p>Tube Alloys</text:p>
          </table:table-cell>
          <table:table-cell table:formula="of:=RANDBETWEEN(50;10000)" office:value-type="float" office:value="3972" calcext:value-type="float">
            <text:p>3,972</text:p>
          </table:table-cell>
          <table:table-cell table:formula="of:=[.E21]*RANDBETWEEN(1;10)" office:value-type="currency" office:currency="GBP" office:value="39720" calcext:value-type="currency">
            <text:p>£39,720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16" calcext:value-type="float">
            <text:p>3037016</text:p>
          </table:table-cell>
          <table:table-cell office:value-type="string" calcext:value-type="string">
            <text:p>High-Density Aggregates</text:p>
          </table:table-cell>
          <table:table-cell table:formula="of:=RANDBETWEEN(50;10000)" office:value-type="float" office:value="6193" calcext:value-type="float">
            <text:p>6,193</text:p>
          </table:table-cell>
          <table:table-cell table:formula="of:=[.E22]*RANDBETWEEN(1;10)" office:value-type="currency" office:currency="GBP" office:value="55737" calcext:value-type="currency">
            <text:p>£55,737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16" calcext:value-type="float">
            <text:p>3037016</text:p>
          </table:table-cell>
          <table:table-cell office:value-type="string" calcext:value-type="string">
            <text:p>Tungsten Alloys</text:p>
          </table:table-cell>
          <table:table-cell table:formula="of:=RANDBETWEEN(50;10000)" office:value-type="float" office:value="750" calcext:value-type="float">
            <text:p>750</text:p>
          </table:table-cell>
          <table:table-cell table:formula="of:=[.E23]*RANDBETWEEN(1;10)" office:value-type="currency" office:currency="GBP" office:value="6750" calcext:value-type="currency">
            <text:p>£6,750.00</text:p>
          </table:table-cell>
        </table:table-row>
        <table:table-row table:style-name="ro1">
          <table:table-cell office:value-type="string" calcext:value-type="string">
            <text:p>Apr 18 - Jun 18</text:p>
          </table:table-cell>
          <table:table-cell office:value-type="float" office:value="441" calcext:value-type="float">
            <text:p>441</text:p>
          </table:table-cell>
          <table:table-cell office:value-type="float" office:value="3037016" calcext:value-type="float">
            <text:p>3037016</text:p>
          </table:table-cell>
          <table:table-cell office:value-type="string" calcext:value-type="string">
            <text:p>Chiral Membranes</text:p>
          </table:table-cell>
          <table:table-cell table:formula="of:=RANDBETWEEN(50;10000)" office:value-type="float" office:value="5169" calcext:value-type="float">
            <text:p>5,169</text:p>
          </table:table-cell>
          <table:table-cell table:formula="of:=[.E24]*RANDBETWEEN(1;10)" office:value-type="currency" office:currency="GBP" office:value="36183" calcext:value-type="currency">
            <text:p>£36,183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S</text:p>
          </table:table-cell>
          <table:covered-table-cell table:number-columns-repeated="3"/>
          <table:table-cell table:formula="of:=SUM([.E4:.E24])" office:value-type="float" office:value="89820" calcext:value-type="float">
            <text:p>89,820</text:p>
          </table:table-cell>
          <table:table-cell table:formula="of:=SUM([.F4];[.F24])" office:value-type="currency" office:currency="GBP" office:value="36444" calcext:value-type="currency">
            <text:p>£36,444.00</text:p>
          </table:table-cell>
        </table:table-row>
      </table:table>
      <table:table table:name="Notes" table:style-name="ta1">
        <table:table-column table:style-name="co1" table:default-cell-style-name="Default"/>
        <table:table-row table:style-name="ro1">
          <table:table-cell office:value-type="string" calcext:value-type="string">
            <text:p>There are no note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or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5:55:44.200513357</meta:creation-date>
    <meta:generator>LibreOffice/7.6.7.2$Linux_X86_64 LibreOffice_project/60$Build-2</meta:generator>
    <dc:date>2024-11-08T16:16:48.131753199</dc:date>
    <meta:editing-duration>PT21M3S</meta:editing-duration>
    <meta:editing-cycles>4</meta:editing-cycles>
    <meta:document-statistic meta:table-count="3" meta:cell-count="140" meta:object-count="0"/>
  </office:meta>
</office:document-meta>
</file>